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Headline" style:family="table">
      <style:table-properties style:width="6.925in" table:align="margins"/>
    </style:style>
    <style:style style:name="Headline.A" style:family="table-column">
      <style:table-column-properties style:column-width="2.4125in" style:rel-column-width="22830*"/>
    </style:style>
    <style:style style:name="Headline.B" style:family="table-column">
      <style:table-column-properties style:column-width="1.0264in" style:rel-column-width="9713*"/>
    </style:style>
    <style:style style:name="Headline.C" style:family="table-column">
      <style:table-column-properties style:column-width="3.4861in" style:rel-column-width="32992*"/>
    </style:style>
    <style:style style:name="Headline.A1" style:family="table-cell">
      <style:table-cell-properties fo:padding="0.0382in" fo:border-left="0.05pt solid #000000" fo:border-right="none" fo:border-top="0.05pt solid #000000" fo:border-bottom="0.05pt solid #000000"/>
    </style:style>
    <style:style style:name="Headline.C1" style:family="table-cell">
      <style:table-cell-properties fo:padding="0.0382in" fo:border="0.05pt solid #000000"/>
    </style:style>
    <style:style style:name="Headline.A2" style:family="table-cell">
      <style:table-cell-properties fo:padding="0.0382in" fo:border-left="0.05pt solid #000000" fo:border-right="none" fo:border-top="none" fo:border-bottom="0.05pt solid #000000"/>
    </style:style>
    <style:style style:name="Headline.C2" style:family="table-cell">
      <style:table-cell-properties fo:padding="0.0382in" fo:border-left="0.05pt solid #000000" fo:border-right="0.05pt solid #000000" fo:border-top="none" fo:border-bottom="0.05pt solid #000000"/>
    </style:style>
    <style:style style:name="Exposure" style:family="table">
      <style:table-properties style:width="6.925in" table:align="margins" style:shadow="none"/>
    </style:style>
    <style:style style:name="Exposure.A" style:family="table-column">
      <style:table-column-properties style:column-width="1.2458in" style:rel-column-width="1794*"/>
    </style:style>
    <style:style style:name="Exposure.B" style:family="table-column">
      <style:table-column-properties style:column-width="5.6792in" style:rel-column-width="8178*"/>
    </style:style>
    <style:style style:name="Exposure.A1" style:family="table-cell">
      <style:table-cell-properties fo:padding-left="0.0403in" fo:padding-right="0.0403in" fo:padding-top="0.0201in" fo:padding-bottom="0.0201in" fo:border-left="0.05pt solid #cccccc" fo:border-right="none" fo:border-top="0.05pt solid #cccccc" fo:border-bottom="0.05pt solid #cccccc"/>
    </style:style>
    <style:style style:name="Exposure.B1" style:family="table-cell">
      <style:table-cell-properties fo:padding-left="0.0403in" fo:padding-right="0.0403in" fo:padding-top="0.0201in" fo:padding-bottom="0.0201in" fo:border="0.05pt solid #cccccc"/>
    </style:style>
    <style:style style:name="Exposure.A2" style:family="table-cell">
      <style:table-cell-properties fo:padding-left="0.0403in" fo:padding-right="0.0403in" fo:padding-top="0.0201in" fo:padding-bottom="0.0201in" fo:border-left="0.05pt solid #cccccc" fo:border-right="none" fo:border-top="none" fo:border-bottom="0.05pt solid #cccccc"/>
    </style:style>
    <style:style style:name="Exposure.B2" style:family="table-cell">
      <style:table-cell-properties fo:padding-left="0.0403in" fo:padding-right="0.0403in" fo:padding-top="0.0201in" fo:padding-bottom="0.0201in" fo:border-left="0.05pt solid #cccccc" fo:border-right="0.05pt solid #cccccc" fo:border-top="none" fo:border-bottom="0.05pt solid #cccccc"/>
    </style:style>
    <style:style style:name="Exposure.A3" style:family="table-cell">
      <style:table-cell-properties fo:background-color="transparent" fo:padding-left="0.0403in" fo:padding-right="0.0403in" fo:padding-top="0.0201in" fo:padding-bottom="0.0201in" fo:border-left="0.05pt solid #cccccc" fo:border-right="none" fo:border-top="none" fo:border-bottom="0.05pt solid #cccccc">
        <style:background-image/>
      </style:table-cell-properties>
    </style:style>
    <style:style style:name="Projects" style:family="table">
      <style:table-properties style:width="6.925in" table:align="margins"/>
    </style:style>
    <style:style style:name="Projects.A" style:family="table-column">
      <style:table-column-properties style:column-width="2in" style:rel-column-width="18927*"/>
    </style:style>
    <style:style style:name="Projects.B" style:family="table-column">
      <style:table-column-properties style:column-width="4.925in" style:rel-column-width="46608*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688in" style:rel-column-width="1971*"/>
    </style:style>
    <style:style style:name="Table1.B" style:family="table-column">
      <style:table-column-properties style:column-width="5.5563in" style:rel-column-width="800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4a1818"/>
    </style:style>
    <style:style style:name="P2" style:family="paragraph" style:parent-style-name="Table_20_Heading">
      <style:text-properties officeooo:rsid="004ea571" officeooo:paragraph-rsid="004ea571"/>
    </style:style>
    <style:style style:name="P3" style:family="paragraph" style:parent-style-name="Table_20_Heading">
      <style:text-properties officeooo:rsid="004bc641"/>
    </style:style>
    <style:style style:name="P4" style:family="paragraph" style:parent-style-name="Heading_20_3">
      <style:text-properties officeooo:paragraph-rsid="005b45cf"/>
    </style:style>
    <style:style style:name="P5" style:family="paragraph">
      <style:text-properties officeooo:paragraph-rsid="006080ad"/>
    </style:style>
    <style:style style:name="P6" style:family="paragraph" style:parent-style-name="Heading_20_1">
      <style:text-properties officeooo:rsid="004739f4"/>
    </style:style>
    <style:style style:name="P7" style:family="paragraph" style:parent-style-name="Table_20_Contents">
      <style:text-properties officeooo:rsid="004a1818"/>
    </style:style>
    <style:style style:name="P8" style:family="paragraph" style:parent-style-name="Table_20_Contents">
      <style:text-properties officeooo:rsid="004ea571"/>
    </style:style>
    <style:style style:name="P9" style:family="paragraph" style:parent-style-name="Table_20_Contents">
      <style:text-properties officeooo:rsid="004b160b"/>
    </style:style>
    <style:style style:name="P10" style:family="paragraph" style:parent-style-name="Table_20_Contents">
      <style:text-properties officeooo:rsid="004bc641"/>
    </style:style>
    <style:style style:name="P11" style:family="paragraph" style:parent-style-name="Text_20_body">
      <style:text-properties officeooo:paragraph-rsid="005e3ccf"/>
    </style:style>
    <style:style style:name="T1" style:family="text">
      <style:text-properties officeooo:rsid="0054cc11"/>
    </style:style>
    <style:style style:name="T2" style:family="text">
      <style:text-properties officeooo:rsid="005b45cf"/>
    </style:style>
    <style:style style:name="T3" style:family="text">
      <style:text-properties officeooo:rsid="005d2064"/>
    </style:style>
    <style:style style:name="T4" style:family="text">
      <style:text-properties officeooo:rsid="005e3ccf"/>
    </style:style>
    <style:style style:name="T5" style:family="text">
      <style:text-properties officeooo:rsid="005ec268"/>
    </style:style>
    <style:style style:name="T6" style:family="text">
      <style:text-properties officeooo:rsid="006080ad"/>
    </style:style>
    <style:style style:name="T7" style:family="text">
      <style:text-properties officeooo:rsid="00621511"/>
    </style:style>
    <style:style style:name="T8" style:family="text">
      <style:text-properties officeooo:rsid="0062e1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line" table:style-name="Headline">
        <table:table-column table:style-name="Headline.A"/>
        <table:table-column table:style-name="Headline.B"/>
        <table:table-column table:style-name="Headline.C"/>
        <table:table-row>
          <table:table-cell table:style-name="Headline.A1" office:value-type="string">
            <text:h text:style-name="P6" text:outline-level="1">Brian Lauber</text:h>
          </table:table-cell>
          <table:table-cell table:style-name="Headline.A1" office:value-type="string">
            <text:p text:style-name="P1">Address</text:p>
          </table:table-cell>
          <table:table-cell table:style-name="Headline.C1" office:value-type="string">
            <text:p text:style-name="P7">2921 Wickersham Way, Apt. 203</text:p>
            <text:p text:style-name="P7">Falls Church, VA 22042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P2">Phone:</text:p>
          </table:table-cell>
          <table:table-cell table:style-name="Headline.C2" office:value-type="string">
            <text:p text:style-name="P8">216-394-2081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P1">E-mail</text:p>
          </table:table-cell>
          <table:table-cell table:style-name="Headline.C2" office:value-type="string">
            <text:p text:style-name="P7">constructible.truth@gmail.com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P1">LinkedIn</text:p>
          </table:table-cell>
          <table:table-cell table:style-name="Headline.C2" office:value-type="string">
            <text:p text:style-name="P9">http://www.linkedin.com/pub/brian-lauber/19/979/261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P1">Blog</text:p>
          </table:table-cell>
          <table:table-cell table:style-name="Headline.C2" office:value-type="string">
            <text:p text:style-name="P7">https://briandamaged.org/blog/</text:p>
          </table:table-cell>
        </table:table-row>
        <table:table-row>
          <table:table-cell table:style-name="Headline.A2" office:value-type="string">
            <text:p text:style-name="Table_20_Contents"/>
          </table:table-cell>
          <table:table-cell table:style-name="Headline.A2" office:value-type="string">
            <text:p text:style-name="P3">GitHub</text:p>
          </table:table-cell>
          <table:table-cell table:style-name="Headline.C2" office:value-type="string">
            <text:p text:style-name="P10">https://github.com/briandamaged</text:p>
          </table:table-cell>
        </table:table-row>
      </table:table>
      <text:p text:style-name="Text_20_body"/>
      <text:h text:style-name="P4" text:outline-level="3"><text:span text:style-name="T2">Summary</text:span></text:h>
      <text:p text:style-name="P11"><text:span text:style-name="T2">I am a technology enthusiast who enjoys all aspects of software creation. <text:s/></text:span><text:span text:style-name="T4">Although I am excited to introduce new technologies into </text:span><text:span text:style-name="T5">my activities, I understand the importance of software discipline to achieve longterm, lasting results.</text:span></text:p>
      <text:h text:style-name="Heading_20_3" text:outline-level="3">Contact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ddress</text:p>
          </table:table-cell>
          <table:table-cell table:style-name="Table1.B1" office:value-type="string">
            <text:p text:style-name="Table_20_Contents">2921 Wickersham Way, Apt. 203</text:p>
            <text:p text:style-name="Table_20_Contents">Falls Church, VA 22042</text:p>
          </table:table-cell>
        </table:table-row>
        <table:table-row>
          <table:table-cell table:style-name="Table1.A2" office:value-type="string">
            <text:p text:style-name="Table_20_Contents">Phon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E-mai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LinkedI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Blog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GitHub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outline-level="3"><text:span text:style-name="T6">Professional Skills</text:span></text:h>
      <table:table table:name="Exposure" table:style-name="Exposure">
        <table:table-column table:style-name="Exposure.A"/>
        <table:table-column table:style-name="Exposure.B"/>
        <table:table-row>
          <table:table-cell table:style-name="Exposure.A1" office:value-type="string">
            <text:p text:style-name="Table_20_Heading">Languages</text:p>
          </table:table-cell>
          <table:table-cell table:style-name="Exposure.B1" office:value-type="string">
            <text:p text:style-name="Table_20_Contents">Python, Ruby, C#, Java, C, C++, VBScript</text:p>
          </table:table-cell>
        </table:table-row>
        <table:table-row>
          <table:table-cell table:style-name="Exposure.A2" office:value-type="string">
            <text:p text:style-name="Table_20_Heading"><text:span text:style-name="T7">Application </text:span>Frameworks</text:p>
          </table:table-cell>
          <table:table-cell table:style-name="Exposure.B2" office:value-type="string">
            <text:p text:style-name="Table_20_Contents">JAX-RS (RESTEasy), JPA 2.0 (EclipseLink), Hudson Plugin API, Maven Plugin API, Silverlight 4.0, WCF, NHibernate, LINQ, Rails</text:p>
          </table:table-cell>
        </table:table-row>
        <table:table-row>
          <table:table-cell table:style-name="Exposure.A3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  <table:table-row>
          <table:table-cell table:style-name="Exposure.A2" office:value-type="string">
            <text:p text:style-name="Table_20_Heading">Issue Tracking</text:p>
          </table:table-cell>
          <table:table-cell table:style-name="Exposure.B2" office:value-type="string">
            <text:p text:style-name="Table_20_Contents">Redmine, Trac, StarTeam, Fortify SSC</text:p>
          </table:table-cell>
        </table:table-row>
        <table:table-row>
          <table:table-cell table:style-name="Exposure.A2" office:value-type="string">
            <text:p text:style-name="Table_20_Heading">Build Tools</text:p>
          </table:table-cell>
          <table:table-cell table:style-name="Exposure.B2" office:value-type="string">
            <text:p text:style-name="Table_20_Contents">Ant, Maven, Setuptools, Make, Rake, Paver</text:p>
          </table:table-cell>
        </table:table-row>
        <table:table-row>
          <table:table-cell table:style-name="Exposure.A2" office:value-type="string">
            <text:p text:style-name="Table_20_Heading">Continuous Integration</text:p>
          </table:table-cell>
          <table:table-cell table:style-name="Exposure.B2" office:value-type="string">
            <text:p text:style-name="Table_20_Contents">Hudson, Jenkins, Cruise Control</text:p>
          </table:table-cell>
        </table:table-row>
        <table:table-row>
          <table:table-cell table:style-name="Exposure.A2" office:value-type="string">
            <text:p text:style-name="Table_20_Heading">Databases</text:p>
          </table:table-cell>
          <table:table-cell table:style-name="Exposure.B2" office:value-type="string">
            <text:p text:style-name="Table_20_Contents">MySQL, SQL Server 2008</text:p>
          </table:table-cell>
        </table:table-row>
        <table:table-row>
          <table:table-cell table:style-name="Exposure.A2" office:value-type="string">
            <text:p text:style-name="Table_20_Heading">Dependency Management</text:p>
          </table:table-cell>
          <table:table-cell table:style-name="Exposure.B2" office:value-type="string">
            <text:p text:style-name="Table_20_Contents">Bundler, Gem, Maven, Pip</text:p>
          </table:table-cell>
        </table:table-row>
        <table:table-row>
          <table:table-cell table:style-name="Exposure.A2" office:value-type="string">
            <text:p text:style-name="Table_20_Heading">Operating <text:soft-page-break/>Systems</text:p>
          </table:table-cell>
          <table:table-cell table:style-name="Exposure.B2" office:value-type="string">
            <text:p text:style-name="Table_20_Contents">Linux (Red Hat, Ubuntu, Gentoo), Windows</text:p>
          </table:table-cell>
        </table:table-row>
        <table:table-row>
          <table:table-cell table:style-name="Exposure.A2" office:value-type="string">
            <text:p text:style-name="Table_20_Heading">Static Analysis</text:p>
          </table:table-cell>
          <table:table-cell table:style-name="Exposure.B2" office:value-type="string">
            <text:p text:style-name="Table_20_Contents">Fortify SCA</text:p>
          </table:table-cell>
        </table:table-row>
        <table:table-row>
          <table:table-cell table:style-name="Exposure.A2" office:value-type="string">
            <text:p text:style-name="Table_20_Heading">Test<text:span text:style-name="T8">ing Tools</text:span></text:p>
          </table:table-cell>
          <table:table-cell table:style-name="Exposure.B2" office:value-type="string">
            <text:p text:style-name="Table_20_Contents">QTP, Selenium, RSpec, JUnit, <text:span text:style-name="T8">Quality Center, Test Rail, Test Link</text:span></text:p>
          </table:table-cell>
        </table:table-row>
        <table:table-row>
          <table:table-cell table:style-name="Exposure.A2" office:value-type="string">
            <text:p text:style-name="Table_20_Heading">Virtualization</text:p>
          </table:table-cell>
          <table:table-cell table:style-name="Exposure.B2" office:value-type="string">
            <text:p text:style-name="Table_20_Contents">VMWare Player, VMWare vSphere, VirtualBox</text:p>
          </table:table-cell>
        </table:table-row>
        <table:table-row>
          <table:table-cell table:style-name="Exposure.A2" office:value-type="string">
            <text:p text:style-name="Table_20_Heading">Version Control</text:p>
          </table:table-cell>
          <table:table-cell table:style-name="Exposure.B2" office:value-type="string">
            <text:p text:style-name="Table_20_Contents">Subversion, Git</text:p>
          </table:table-cell>
        </table:table-row>
        <table:table-row>
          <table:table-cell table:style-name="Exposure.A2" office:value-type="string">
            <text:p text:style-name="Table_20_Heading">Web Servers</text:p>
          </table:table-cell>
          <table:table-cell table:style-name="Exposure.B2" office:value-type="string">
            <text:p text:style-name="Table_20_Contents">Apache Httpd, Apache Tomcat, Rails</text:p>
          </table:table-cell>
        </table:table-row>
        <table:table-row>
          <table:table-cell table:style-name="Exposure.A2" office:value-type="string">
            <text:p text:style-name="Table_20_Heading"/>
          </table:table-cell>
          <table:table-cell table:style-name="Exposure.B2" office:value-type="string">
            <text:p text:style-name="Table_20_Contents"/>
          </table:table-cell>
        </table:table-row>
      </table:table>
      <text:p text:style-name="Text_20_body"/>
      <text:p text:style-name="Text_20_body"/>
      <text:h text:style-name="Heading_20_3" text:outline-level="3">Experience</text:h>
      <text:p text:style-name="Text_20_body"/>
      <text:h text:style-name="Heading_20_3" text:outline-level="3">Side Projects</text:h>
      <table:table table:name="Projects" table:style-name="Projects">
        <table:table-column table:style-name="Projects.A"/>
        <table:table-column table:style-name="Projects.B"/>
        <table:table-row>
          <table:table-cell office:value-type="string">
            <text:p text:style-name="Table_20_Heading">Tolerable VBScript</text:p>
            <text:p text:style-name="Table_20_Heading"/>
          </table:table-cell>
          <table:table-cell office:value-type="string">
            <text:p text:style-name="Table_20_Contents">Extends VBScript's syntax to add anonymous functions, inheritance, and meta-programming.</text:p>
            <text:p text:style-name="Table_20_Contents"/>
            <text:p text:style-name="Table_20_Contents"><text:a xlink:type="simple" xlink:href="https://github.com/briandamaged/tolerable">https://github.com/briandamaged/tolerable</text:a></text:p>
          </table:table-cell>
        </table:table-row>
        <table:table-row>
          <table:table-cell office:value-type="string">
            <text:p text:style-name="Table_20_Heading">Unobservable</text:p>
          </table:table-cell>
          <table:table-cell office:value-type="string">
            <text:p text:style-name="Table_20_Contents">Extends Ruby's object model to support .NET-style events.</text:p>
            <text:p text:style-name="Table_20_Contents"/>
            <text:p text:style-name="Table_20_Contents"><text:a xlink:type="simple" xlink:href="https://github.com/briandamaged/unobservable">https://github.com/briandamaged/unobservable</text:a></text:p>
          </table:table-cell>
        </table:table-row>
        <table:table-row>
          <table:table-cell office:value-type="string">
            <text:p text:style-name="Table_20_Heading">B-Lazy</text:p>
          </table:table-cell>
          <table:table-cell office:value-type="string">
            <text:p text:style-name="Table_20_Contents">Extends Ruby's Enumerable mixin to support lazy evaluation.</text:p>
            <text:p text:style-name="Table_20_Contents"/>
            <text:p text:style-name="Table_20_Contents"><text:a xlink:type="simple" xlink:href="https://github.com/briandamaged/b-lazy">https://github.com/briandamaged/b-lazy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merican Typewriter1" svg:font-family="'American Typewriter'" style:font-adornments="Bold" style:font-family-generic="modern" style:font-pitch="fixed"/>
    <style:font-face style:name="American Typewriter" svg:font-family="'American Typewriter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Helvetica" svg:font-family="Helvetica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merican Typewriter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American Typewriter"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merican Typewriter" fo:font-size="10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5in" fo:margin-bottom="0.0799in" style:contextual-spacing="false" style:page-number="auto" fo:background-color="transparent" style:shadow="none">
        <style:tab-stops/>
        <style:background-image/>
      </style:paragraph-properties>
      <style:text-properties style:font-name="American Typewriter1" fo:font-size="140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end" style:justify-single-word="false" text:number-lines="false" text:line-number="0"/>
      <style:text-properties fo:font-size="10.5pt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 fo:padding="0.0201in" fo:border-left="none" fo:border-right="none" fo:border-top="none" fo:border-bottom="0.06pt solid #000000" style:shadow="none">
        <style:tab-stops/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fo:text-align="end" style:justify-single-word="false" style:shadow="non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American Typewriter" fo:font-size="8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54cc11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Page </text:span><text:span text:style-name="MT1"><text:page-number text:select-page="current">2</text:page-number></text:span><text:span text:style-name="MT1"> of 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5T19:57:01</meta:creation-date>
    <dc:date>2013-02-16T22:20:53</dc:date>
    <meta:editing-duration>PT14H49M33S</meta:editing-duration>
    <meta:editing-cycles>90</meta:editing-cycles>
    <meta:generator>LibreOffice/3.6$MacOSX_x86 LibreOffice_project/58f22d5-270d05a-e2abed1-ea17a85-9b5702</meta:generator>
    <meta:document-statistic meta:table-count="4" meta:image-count="0" meta:object-count="0" meta:page-count="2" meta:paragraph-count="64" meta:word-count="216" meta:character-count="1722" meta:non-whitespace-character-count="1569"/>
  </office:meta>
</office:document-meta>
</file>